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="solid" draw:fill-color="#00cccc"/>
    </style:style>
    <style:style style:name="gr3" style:family="graphic" style:parent-style-name="standard">
      <style:graphic-properties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4" style:family="graphic" style:parent-style-name="standard">
      <style:graphic-properties draw:stroke="dash" draw:stroke-dash="Fine_20_Dashed"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5" style:family="graphic" style:parent-style-name="standard">
      <style:graphic-properties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6" style:family="graphic" style:parent-style-name="standard">
      <style:graphic-properties draw:stroke="dash" draw:stroke-dash="Fine_20_Dashed"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7" style:family="graphic" style:parent-style-name="objectwithoutfill">
      <style:graphic-properties svg:stroke-color="#666666" draw:marker-end="Arrow" draw:marker-end-width="0.305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666666" draw:marker-end="Arrow" draw:marker-end-width="0.305cm" draw:fill="solid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666666" draw:marker-start="Arrow" draw:marker-start-width="0.305cm" draw:marker-end="" draw:marker-end-width="0.305cm" draw:fill="solid" draw:textarea-vertical-align="middle"/>
    </style:style>
    <style:style style:name="gr10" style:family="graphic" style:parent-style-name="objectwithoutfill">
      <style:graphic-properties draw:stroke="dash" draw:stroke-dash="Ultrafine_20_2_20_Dots_20_3_20_Dashes" svg:stroke-color="#666666" draw:marker-end="Arrow" draw:marker-end-width="0.305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/>
      <style:paragraph-properties style:writing-mode="lr-tb"/>
    </style:style>
    <style:style style:name="P1" style:family="paragraph">
      <loext:graphic-properties draw:fill="solid" draw:fill-color="#e6ff00"/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.794cm" svg:height="2.794cm" svg:x="8.509cm" svg:y="8.4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custom-shape draw:style-name="gr3" draw:text-style-name="P1" draw:layer="layout" svg:width="1.524cm" svg:height="1.27cm" svg:x="4.168cm" svg:y="7.13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524cm" svg:height="1.27cm" svg:x="4.169cm" svg:y="9.2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1.524cm" svg:height="1.27cm" svg:x="4.17cm" svg:y="11.3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1.524cm" svg:height="1.27cm" svg:x="14.221cm" svg:y="7.1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1.524cm" svg:height="1.27cm" svg:x="14.223cm" svg:y="11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3" draw:layer="layout" svg:x1="5.826cm" svg:y1="7.858cm" svg:x2="8.747cm" svg:y2="9.255cm">
          <text:p/>
        </draw:line>
        <draw:line draw:style-name="gr8" draw:text-style-name="P3" draw:layer="layout" svg:x1="5.874cm" svg:y1="9.906cm" svg:x2="8.541cm" svg:y2="9.914cm">
          <text:p/>
        </draw:line>
        <draw:line draw:style-name="gr9" draw:text-style-name="P3" draw:layer="layout" svg:x1="8.746cm" svg:y1="10.558cm" svg:x2="5.825cm" svg:y2="11.955cm">
          <text:p/>
        </draw:line>
        <draw:line draw:style-name="gr7" draw:text-style-name="P3" draw:layer="layout" svg:x1="11.16cm" svg:y1="9.363cm" svg:x2="14.081cm" svg:y2="7.458cm">
          <text:p/>
        </draw:line>
        <draw:line draw:style-name="gr8" draw:text-style-name="P3" draw:layer="layout" svg:x1="11.16cm" svg:y1="9.664cm" svg:x2="14.081cm" svg:y2="7.759cm">
          <text:p/>
        </draw:line>
        <draw:line draw:style-name="gr10" draw:text-style-name="P3" draw:layer="layout" svg:x1="11.16cm" svg:y1="9.965cm" svg:x2="14.081cm" svg:y2="8.06cm">
          <text:p/>
        </draw:line>
        <draw:line draw:style-name="gr7" draw:text-style-name="P3" draw:layer="layout" svg:x1="11.16cm" svg:y1="10.46cm" svg:x2="14.081cm" svg:y2="12.365cm">
          <text:p/>
        </draw:line>
        <draw:line draw:style-name="gr8" draw:text-style-name="P3" draw:layer="layout" svg:x1="11.16cm" svg:y1="10.159cm" svg:x2="14.081cm" svg:y2="12.064cm">
          <text:p/>
        </draw:line>
        <draw:line draw:style-name="gr10" draw:text-style-name="P3" draw:layer="layout" svg:x1="11.16cm" svg:y1="9.858cm" svg:x2="14.081cm" svg:y2="11.763cm">
          <text:p/>
        </draw:line>
        <draw:frame draw:style-name="gr11" draw:text-style-name="P4" draw:layer="layout" svg:width="2.301cm" svg:height="0.645cm" svg:x="8.747cm" svg:y="11.104cm">
          <draw:text-box>
            <text:p><text:span text:style-name="T1">Observable</text:span></text:p>
          </draw:text-box>
        </draw:frame>
        <draw:frame draw:style-name="gr12" draw:text-style-name="P6" draw:layer="layout" svg:width="1.929cm" svg:height="1.039cm" svg:x="3.921cm" svg:y="5.545cm">
          <draw:text-box>
            <text:p text:style-name="P5"><text:span text:style-name="T1">Producer</text:span></text:p>
            <text:p text:style-name="P5"><text:span text:style-name="T1">threads</text:span></text:p>
          </draw:text-box>
        </draw:frame>
        <draw:frame draw:style-name="gr13" draw:text-style-name="P6" draw:layer="layout" svg:width="1.954cm" svg:height="1.039cm" svg:x="14.021cm" svg:y="5.546cm">
          <draw:text-box>
            <text:p text:style-name="P5"><text:span text:style-name="T1">Observer</text:span></text:p>
            <text:p text:style-name="P5"><text:span text:style-name="T1">threads</text:span></text:p>
          </draw:text-box>
        </draw:frame>
        <draw:frame draw:style-name="gr14" draw:text-style-name="P8" draw:layer="layout" svg:width="4.528cm" svg:height="0.645cm" svg:x="2.67cm" svg:y="13.308cm">
          <draw:text-box>
            <text:p text:style-name="P7"><text:span text:style-name="T2">evl_update_observable()</text:span></text:p>
          </draw:text-box>
        </draw:frame>
        <draw:frame draw:style-name="gr15" draw:text-style-name="P8" draw:layer="layout" svg:width="4.452cm" svg:height="0.645cm" svg:x="12.718cm" svg:y="13.309cm">
          <draw:text-box>
            <text:p text:style-name="P7"><text:span text:style-name="T2">evl_read_observable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27T17:28:36.885358499</meta:creation-date>
    <meta:generator>LibreOffice/6.3.5.2$Linux_X86_64 LibreOffice_project/30$Build-2</meta:generator>
    <dc:date>2020-04-30T15:57:45.333136390</dc:date>
    <dc:creator>Philippe GERUM</dc:creator>
    <meta:editing-duration>P2DT22H26M2S</meta:editing-duration>
    <meta:editing-cycles>11</meta:editing-cycles>
    <meta:document-statistic meta:object-count="21"/>
  </office:meta>
</office:document-meta>
</file>